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weight-asian="bold" style:font-weight-complex="bold"/>
    </style:style>
    <style:style style:name="P2" style:family="paragraph" style:parent-style-name="Standard">
      <style:text-properties fo:font-size="11pt"/>
    </style:style>
    <style:style style:name="P3" style:family="paragraph" style:parent-style-name="Standard">
      <style:paragraph-properties fo:text-align="center" style:justify-single-word="false" fo:break-before="column"/>
      <style:text-properties fo:font-size="11pt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2"/>
      <text:p text:style-name="P3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1">Solving Equations</text:p>
      <text:p text:style-name="P2"/>
      <text:p text:style-name="P2">1) 7<text:span text:style-name="T1">x</text:span> + 3 = 5<text:span text:style-name="T1">x</text:span> + 19<text:tab/>2) 5<text:span text:style-name="T1">x</text:span> + 4 = 2<text:span text:style-name="T1">x</text:span> + 16<text:tab/>3) 8<text:span text:style-name="T1">x</text:span> + 9 = 57</text:p>
      <text:p text:style-name="P2">4) 3<text:span text:style-name="T1">x</text:span> – 7 = 8<text:tab/><text:tab/>5) 7<text:span text:style-name="T1">x</text:span> + 5 = 4<text:span text:style-name="T1">x</text:span> + 17<text:tab/>6) 6<text:span text:style-name="T1">x</text:span> – 7 = 2<text:span text:style-name="T1">x</text:span> + 13</text:p>
      <text:p text:style-name="P2">7) 5<text:span text:style-name="T1">x</text:span> = 24 – 3<text:span text:style-name="T1">x</text:span> <text:tab/>8) 3<text:span text:style-name="T1">x</text:span> + 6 = 21 – 2<text:span text:style-name="T1">x</text:span> <text:tab/>9) 4<text:span text:style-name="T1">x</text:span> – 3 = <text:span text:style-name="T1">x</text:span> + 12</text:p>
      <text:p text:style-name="P2">10) 7<text:span text:style-name="T1">x</text:span> – 5 = 11 – <text:span text:style-name="T1">x</text:span><text:tab/>11) 5<text:span text:style-name="T1">x</text:span> + 8 = 3<text:span text:style-name="T1">x</text:span> + 13<text:tab/>12) 2<text:span text:style-name="T1">x</text:span> + 7 = 29 – <text:span text:style-name="T1">x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imes New Roman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="Times New Roman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Single_20_Indent" style:display-name="Single Indent" style:family="paragraph" style:parent-style-name="Standard_20__28_user_29_">
      <style:paragraph-properties fo:margin-left="0.75cm" fo:margin-right="0cm" fo:margin-top="0cm" fo:margin-bottom="0.21cm" fo:text-indent="-0.75cm" style:auto-text-indent="false">
        <style:tab-stops/>
      </style:paragraph-properties>
    </style:style>
    <style:style style:name="Double_20_Indent" style:display-name="Double Indent" style:family="paragraph" style:parent-style-name="Standard_20__28_user_29_">
      <style:paragraph-properties fo:margin-left="1.251cm" fo:margin-right="0cm" fo:margin-top="0cm" fo:margin-bottom="0.21cm" fo:text-indent="-1.251cm" style:auto-text-indent="false">
        <style:tab-stops>
          <style:tab-stop style:position="-0.6cm"/>
        </style:tab-stops>
      </style:paragraph-properties>
    </style:style>
    <style:style style:name="Standard_20__28_user_29_" style:display-name="Standard (user)" style:family="paragraph" style:parent-style-name="Standard">
      <style:text-properties fo:language="en" fo:country="GB"/>
    </style:style>
    <style:style style:name="Subheading" style:family="paragraph" style:parent-style-name="Standard_20__28_user_29_">
      <style:paragraph-properties fo:margin-top="0cm" fo:margin-bottom="0.21cm" fo:text-align="center" style:justify-single-word="false">
        <style:tab-stops/>
      </style:paragraph-properties>
      <style:text-properties fo:font-size="110%" fo:language="en" fo:country="GB" fo:font-weight="bold" style:font-size-asian="14.5pt" style:font-weight-asian="bold"/>
    </style:style>
    <style:style style:name="Spacer" style:family="paragraph" style:parent-style-name="Standard_20__28_user_29_">
      <style:paragraph-properties fo:text-align="center" style:justify-single-word="false">
        <style:tab-stops/>
      </style:paragraph-properties>
      <style:text-properties fo:font-size="50%"/>
    </style:style>
    <style:style style:name="Heading_20_Centred" style:display-name="Heading Centred" style:family="paragraph" style:parent-style-name="Standard_20__28_user_29_">
      <style:paragraph-properties fo:margin-top="0cm" fo:margin-bottom="0.21cm" fo:text-align="center" style:justify-single-word="false"/>
      <style:text-properties fo:font-size="120%" fo:language="en" fo:country="GB" fo:font-weight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ndy Lewis</meta:initial-creator>
    <meta:creation-date>2006-03-28T11:12:35</meta:creation-date>
    <dc:creator>Andy Lewis</dc:creator>
    <dc:date>2006-03-28T13:28:10</dc:date>
    <meta:printed-by>Andy Lewis</meta:printed-by>
    <meta:print-date>2006-03-28T11:20:18</meta:print-date>
    <dc:language>en-US</dc:language>
    <meta:editing-cycles>2</meta:editing-cycles>
    <meta:editing-duration>PT4M11S</meta:editing-duration>
    <meta:template xlink:type="simple" xlink:actuate="onRequest" xlink:role="template" xlink:href="/C:/Documents%20and%20Settings/alew/Application%20Data/OpenOffice.org2/user/template/A5Pair.ott" xlink:title="A5Pair" meta:date="2006-03-28T11:12:32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0" meta:word-count="590" meta:character-count="2410"/>
  </office:meta>
</office:document-meta>
</file>